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a28f" officeooo:paragraph-rsid="000aa28f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0aa28f" officeooo:paragraph-rsid="000aa28f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aa28f" officeooo:paragraph-rsid="000aa28f"/>
    </style:style>
    <style:style style:name="T1" style:family="text">
      <style:text-properties officeooo:rsid="000da4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系统IO与标准IO 的区别</text:p>
      <text:p text:style-name="P1"/>
      <text:p text:style-name="P2">系统<text:span text:style-name="T1">IO响应速度快</text:span></text:p>
      <text:p text:style-name="P3">标准<text:span text:style-name="T1">IO 吞吐量大（缓冲区机制 合并系统调用）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0T11:41:28.600055571</meta:creation-date>
    <meta:generator>LibreOffice/6.0.7.3$Linux_X86_64 LibreOffice_project/00m0$Build-3</meta:generator>
    <dc:date>2022-06-13T21:26:40.398066464</dc:date>
    <meta:editing-duration>PT2M19S</meta:editing-duration>
    <meta:editing-cycles>3</meta:editing-cycles>
    <meta:document-statistic meta:table-count="0" meta:image-count="0" meta:object-count="0" meta:page-count="1" meta:paragraph-count="3" meta:word-count="38" meta:character-count="45" meta:non-whitespace-character-count="42"/>
  </office:meta>
</office:document-meta>
</file>